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17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239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1.2492in"/>
    </style:style>
    <style:style style:name="co6" style:family="table-column">
      <style:table-column-properties fo:break-before="auto" style:column-width="1.6264in"/>
    </style:style>
    <style:style style:name="co7" style:family="table-column">
      <style:table-column-properties fo:break-before="auto" style:column-width="2.0839in"/>
    </style:style>
    <style:style style:name="co8" style:family="table-column">
      <style:table-column-properties fo:break-before="auto" style:column-width="1.541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1.7992in"/>
    </style:style>
    <style:style style:name="co11" style:family="table-column">
      <style:table-column-properties fo:break-before="auto" style:column-width="1.5264in"/>
    </style:style>
    <style:style style:name="co12" style:family="table-column">
      <style:table-column-properties fo:break-before="auto" style:column-width="1.7256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1.8181in"/>
    </style:style>
    <style:style style:name="co16" style:family="table-column">
      <style:table-column-properties fo:break-before="auto" style:column-width="2.0008in"/>
    </style:style>
    <style:style style:name="co17" style:family="table-column">
      <style:table-column-properties fo:break-before="auto" style:column-width="1.8972in"/>
    </style:style>
    <style:style style:name="co18" style:family="table-column">
      <style:table-column-properties fo:break-before="auto" style:column-width="1.8228in"/>
    </style:style>
    <style:style style:name="co19" style:family="table-column">
      <style:table-column-properties fo:break-before="auto" style:column-width="1.8374in"/>
    </style:style>
    <style:style style:name="co20" style:family="table-column">
      <style:table-column-properties fo:break-before="auto" style:column-width="2.003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3335in"/>
    </style:style>
    <style:style style:name="co23" style:family="table-column">
      <style:table-column-properties fo:break-before="auto" style:column-width="1.6598in"/>
    </style:style>
    <style:style style:name="co24" style:family="table-column">
      <style:table-column-properties fo:break-before="auto" style:column-width="0.8063in"/>
    </style:style>
    <style:style style:name="co25" style:family="table-column">
      <style:table-column-properties fo:break-before="auto" style:column-width="1.3055in"/>
    </style:style>
    <style:style style:name="co26" style:family="table-column">
      <style:table-column-properties fo:break-before="auto" style:column-width="2.2571in"/>
    </style:style>
    <style:style style:name="co27" style:family="table-column">
      <style:table-column-properties fo:break-before="auto" style:column-width="1.4201in"/>
    </style:style>
    <style:style style:name="co28" style:family="table-column">
      <style:table-column-properties fo:break-before="auto" style:column-width="1.5638in"/>
    </style:style>
    <style:style style:name="co29" style:family="table-column">
      <style:table-column-properties fo:break-before="auto" style:column-width="0.9972in"/>
    </style:style>
    <style:style style:name="co30" style:family="table-column">
      <style:table-column-properties fo:break-before="auto" style:column-width="2.1311in"/>
    </style:style>
    <style:style style:name="co31" style:family="table-column">
      <style:table-column-properties fo:break-before="auto" style:column-width="2.38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PageStyle_5f_Good_20_case">
      <style:table-properties table:display="true" style:writing-mode="lr-tb"/>
    </style:style>
    <style:style style:name="ta2" style:family="table" style:master-page-name="PageStyle_5f_Normal_20_case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od c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number-columns-repeated="997" table:default-cell-style-name="ce1"/>
        <table:table-row table:style-name="ro1">
          <table:table-cell office:value-type="string" calcext:value-type="string">
            <text:p>delay(ms)</text:p>
          </table:table-cell>
          <table:table-cell office:value-type="string" calcext:value-type="string">
            <text:p>Data</text:p>
          </table:table-cell>
          <table:table-cell table:number-columns-repeated="4"/>
          <table:table-cell office:value-type="string" calcext:value-type="string">
            <text:p>Ave</text:p>
          </table:table-cell>
          <table:table-cell table:number-columns-repeated="8"/>
          <table:table-cell office:value-type="string" calcext:value-type="string">
            <text:p>Inf</text:p>
          </table:table-cell>
          <table:table-cell office:value-type="string" calcext:value-type="string">
            <text:p>Sup</text:p>
          </table:table-cell>
          <table:table-cell/>
          <table:table-cell office:value-type="string" calcext:value-type="string">
            <text:p>RE(%)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22" calcext:value-type="float">
            <text:p>10322</text:p>
          </table:table-cell>
          <table:table-cell office:value-type="float" office:value="10190" calcext:value-type="float">
            <text:p>10190</text:p>
          </table:table-cell>
          <table:table-cell office:value-type="float" office:value="10258.5" calcext:value-type="float">
            <text:p>10258.5</text:p>
          </table:table-cell>
          <table:table-cell office:value-type="float" office:value="9940" calcext:value-type="float">
            <text:p>9940</text:p>
          </table:table-cell>
          <table:table-cell office:value-type="float" office:value="10141.5" calcext:value-type="float">
            <text:p>10141.5</text:p>
          </table:table-cell>
          <table:table-cell table:formula="of:=AVERAGE([.B2:.F2])" office:value-type="float" office:value="10170.4" calcext:value-type="float">
            <text:p>10170.4</text:p>
          </table:table-cell>
          <table:table-cell table:formula="of:=([.B2]-[.$G2])*([.B2]-[.$G2])" office:value-type="float" office:value="22982.5600000001" calcext:value-type="float">
            <text:p>22982.5600000001</text:p>
          </table:table-cell>
          <table:table-cell table:formula="of:=([.C2]-[.$G2])*([.C2]-[.$G2])" office:value-type="float" office:value="384.160000000014" calcext:value-type="float">
            <text:p>384.160000000014</text:p>
          </table:table-cell>
          <table:table-cell table:formula="of:=([.D2]-[.$G2])*([.D2]-[.$G2])" office:value-type="float" office:value="7761.61000000006" calcext:value-type="float">
            <text:p>7761.61000000006</text:p>
          </table:table-cell>
          <table:table-cell table:formula="of:=([.E2]-[.$G2])*([.E2]-[.$G2])" office:value-type="float" office:value="53084.1599999998" calcext:value-type="float">
            <text:p>53084.1599999998</text:p>
          </table:table-cell>
          <table:table-cell table:formula="of:=([.F2]-[.$G2])*([.F2]-[.$G2])" office:value-type="float" office:value="835.209999999979" calcext:value-type="float">
            <text:p>835.209999999979</text:p>
          </table:table-cell>
          <table:table-cell table:formula="of:=SUM([.H2:.L2])/20" office:value-type="float" office:value="4252.385" calcext:value-type="float">
            <text:p>4252.385</text:p>
          </table:table-cell>
          <table:table-cell table:formula="of:=SQRT([.M2])" office:value-type="float" office:value="65.2103136014542" calcext:value-type="float">
            <text:p>65.2103136014542</text:p>
          </table:table-cell>
          <table:table-cell table:formula="of:=[.N2]*2.57" office:value-type="float" office:value="167.590505955737" calcext:value-type="float">
            <text:p>167.590505955737</text:p>
          </table:table-cell>
          <table:table-cell table:formula="of:=[.$G2]-[.$O2]/2" office:value-type="float" office:value="10086.6047470221" calcext:value-type="float">
            <text:p>10086.6047470221</text:p>
          </table:table-cell>
          <table:table-cell table:formula="of:=[.$G2]+[.$O2]/2" office:value-type="float" office:value="10254.1952529779" calcext:value-type="float">
            <text:p>10254.1952529779</text:p>
          </table:table-cell>
          <table:table-cell/>
          <table:table-cell table:formula="of:=ABS(([.G2]-[.A2]*1000)/([.A2]*1000))*100" office:value-type="float" office:value="1.704" calcext:value-type="float">
            <text:p>1.7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137" calcext:value-type="float">
            <text:p>50137</text:p>
          </table:table-cell>
          <table:table-cell office:value-type="float" office:value="50016" calcext:value-type="float">
            <text:p>50016</text:p>
          </table:table-cell>
          <table:table-cell office:value-type="float" office:value="50436" calcext:value-type="float">
            <text:p>50436</text:p>
          </table:table-cell>
          <table:table-cell office:value-type="float" office:value="49941" calcext:value-type="float">
            <text:p>49941</text:p>
          </table:table-cell>
          <table:table-cell office:value-type="float" office:value="50233" calcext:value-type="float">
            <text:p>50233</text:p>
          </table:table-cell>
          <table:table-cell table:formula="of:=AVERAGE([.B3:.F3])" office:value-type="float" office:value="50152.6" calcext:value-type="float">
            <text:p>50152.6</text:p>
          </table:table-cell>
          <table:table-cell table:formula="of:=([.B3]-[.$G3])*([.B3]-[.$G3])" office:value-type="float" office:value="243.359999999955" calcext:value-type="float">
            <text:p>243.359999999955</text:p>
          </table:table-cell>
          <table:table-cell table:formula="of:=([.C3]-[.$G3])*([.C3]-[.$G3])" office:value-type="float" office:value="18659.5599999996" calcext:value-type="float">
            <text:p>18659.5599999996</text:p>
          </table:table-cell>
          <table:table-cell table:formula="of:=([.D3]-[.$G3])*([.D3]-[.$G3])" office:value-type="float" office:value="80315.5600000008" calcext:value-type="float">
            <text:p>80315.5600000008</text:p>
          </table:table-cell>
          <table:table-cell table:formula="of:=([.E3]-[.$G3])*([.E3]-[.$G3])" office:value-type="float" office:value="44774.5599999994" calcext:value-type="float">
            <text:p>44774.5599999994</text:p>
          </table:table-cell>
          <table:table-cell table:formula="of:=([.F3]-[.$G3])*([.F3]-[.$G3])" office:value-type="float" office:value="6464.16000000023" calcext:value-type="float">
            <text:p>6464.16000000023</text:p>
          </table:table-cell>
          <table:table-cell table:formula="of:=SUM([.H3:.L3])/20" office:value-type="float" office:value="7522.86" calcext:value-type="float">
            <text:p>7522.86</text:p>
          </table:table-cell>
          <table:table-cell table:formula="of:=SQRT([.M3])" office:value-type="float" office:value="86.7344222324678" calcext:value-type="float">
            <text:p>86.7344222324678</text:p>
          </table:table-cell>
          <table:table-cell table:formula="of:=[.N3]*2.57" office:value-type="float" office:value="222.907465137442" calcext:value-type="float">
            <text:p>222.907465137442</text:p>
          </table:table-cell>
          <table:table-cell table:formula="of:=[.$G3]-[.$O3]/2" office:value-type="float" office:value="50041.1462674313" calcext:value-type="float">
            <text:p>50041.1462674313</text:p>
          </table:table-cell>
          <table:table-cell table:formula="of:=[.$G3]+[.$O3]/2" office:value-type="float" office:value="50264.0537325687" calcext:value-type="float">
            <text:p>50264.0537325687</text:p>
          </table:table-cell>
          <table:table-cell/>
          <table:table-cell table:formula="of:=ABS(([.G3]-[.A3]*1000)/([.A3]*1000))*100" office:value-type="float" office:value="0.305199999999997" calcext:value-type="float">
            <text:p>0.305199999999997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886.5" calcext:value-type="float">
            <text:p>100886.5</text:p>
          </table:table-cell>
          <table:table-cell office:value-type="float" office:value="100368" calcext:value-type="float">
            <text:p>100368</text:p>
          </table:table-cell>
          <table:table-cell office:value-type="float" office:value="100623.5" calcext:value-type="float">
            <text:p>100623.5</text:p>
          </table:table-cell>
          <table:table-cell office:value-type="float" office:value="100335.5" calcext:value-type="float">
            <text:p>100335.5</text:p>
          </table:table-cell>
          <table:table-cell office:value-type="float" office:value="100431" calcext:value-type="float">
            <text:p>100431</text:p>
          </table:table-cell>
          <table:table-cell table:formula="of:=AVERAGE([.B4:.F4])" office:value-type="float" office:value="100528.9" calcext:value-type="float">
            <text:p>100528.9</text:p>
          </table:table-cell>
          <table:table-cell table:formula="of:=([.B4]-[.$G4])*([.B4]-[.$G4])" office:value-type="float" office:value="127877.760000004" calcext:value-type="float">
            <text:p>127877.760000004</text:p>
          </table:table-cell>
          <table:table-cell table:formula="of:=([.C4]-[.$G4])*([.C4]-[.$G4])" office:value-type="float" office:value="25888.8099999981" calcext:value-type="float">
            <text:p>25888.8099999981</text:p>
          </table:table-cell>
          <table:table-cell table:formula="of:=([.D4]-[.$G4])*([.D4]-[.$G4])" office:value-type="float" office:value="8949.1600000011" calcext:value-type="float">
            <text:p>8949.1600000011</text:p>
          </table:table-cell>
          <table:table-cell table:formula="of:=([.E4]-[.$G4])*([.E4]-[.$G4])" office:value-type="float" office:value="37403.5599999977" calcext:value-type="float">
            <text:p>37403.5599999977</text:p>
          </table:table-cell>
          <table:table-cell table:formula="of:=([.F4]-[.$G4])*([.F4]-[.$G4])" office:value-type="float" office:value="9584.40999999886" calcext:value-type="float">
            <text:p>9584.40999999886</text:p>
          </table:table-cell>
          <table:table-cell table:formula="of:=SUM([.H4:.L4])/20" office:value-type="float" office:value="10485.185" calcext:value-type="float">
            <text:p>10485.185</text:p>
          </table:table-cell>
          <table:table-cell table:formula="of:=SQRT([.M4])" office:value-type="float" office:value="102.397192344322" calcext:value-type="float">
            <text:p>102.397192344322</text:p>
          </table:table-cell>
          <table:table-cell table:formula="of:=[.N4]*2.57" office:value-type="float" office:value="263.160784324907" calcext:value-type="float">
            <text:p>263.160784324907</text:p>
          </table:table-cell>
          <table:table-cell table:formula="of:=[.$G4]-[.$O4]/2" office:value-type="float" office:value="100397.319607838" calcext:value-type="float">
            <text:p>100397.319607838</text:p>
          </table:table-cell>
          <table:table-cell table:formula="of:=[.$G4]+[.$O4]/2" office:value-type="float" office:value="100660.480392162" calcext:value-type="float">
            <text:p>100660.480392162</text:p>
          </table:table-cell>
          <table:table-cell/>
          <table:table-cell table:formula="of:=ABS(([.G4]-[.A4]*1000)/([.A4]*1000))*100" office:value-type="float" office:value="0.528899999999994" calcext:value-type="float">
            <text:p>0.528899999999994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344" calcext:value-type="float">
            <text:p>200344</text:p>
          </table:table-cell>
          <table:table-cell office:value-type="float" office:value="200195" calcext:value-type="float">
            <text:p>200195</text:p>
          </table:table-cell>
          <table:table-cell office:value-type="float" office:value="200664.5" calcext:value-type="float">
            <text:p>200664.5</text:p>
          </table:table-cell>
          <table:table-cell office:value-type="float" office:value="201487.5" calcext:value-type="float">
            <text:p>201487.5</text:p>
          </table:table-cell>
          <table:table-cell office:value-type="float" office:value="200374.5" calcext:value-type="float">
            <text:p>200374.5</text:p>
          </table:table-cell>
          <table:table-cell table:formula="of:=AVERAGE([.B5:.F5])" office:value-type="float" office:value="200613.1" calcext:value-type="float">
            <text:p>200613.1</text:p>
          </table:table-cell>
          <table:table-cell table:formula="of:=([.B5]-[.$G5])*([.B5]-[.$G5])" office:value-type="float" office:value="72414.8100000031" calcext:value-type="float">
            <text:p>72414.8100000031</text:p>
          </table:table-cell>
          <table:table-cell table:formula="of:=([.C5]-[.$G5])*([.C5]-[.$G5])" office:value-type="float" office:value="174807.610000005" calcext:value-type="float">
            <text:p>174807.610000005</text:p>
          </table:table-cell>
          <table:table-cell table:formula="of:=([.D5]-[.$G5])*([.D5]-[.$G5])" office:value-type="float" office:value="2641.9599999994" calcext:value-type="float">
            <text:p>2641.9599999994</text:p>
          </table:table-cell>
          <table:table-cell table:formula="of:=([.E5]-[.$G5])*([.E5]-[.$G5])" office:value-type="float" office:value="764575.35999999" calcext:value-type="float">
            <text:p>764575.35999999</text:p>
          </table:table-cell>
          <table:table-cell table:formula="of:=([.F5]-[.$G5])*([.F5]-[.$G5])" office:value-type="float" office:value="56929.9600000028" calcext:value-type="float">
            <text:p>56929.9600000028</text:p>
          </table:table-cell>
          <table:table-cell table:formula="of:=SUM([.H5:.L5])/20" office:value-type="float" office:value="53568.485" calcext:value-type="float">
            <text:p>53568.485</text:p>
          </table:table-cell>
          <table:table-cell table:formula="of:=SQRT([.M5])" office:value-type="float" office:value="231.448666014734" calcext:value-type="float">
            <text:p>231.448666014734</text:p>
          </table:table-cell>
          <table:table-cell table:formula="of:=[.N5]*2.57" office:value-type="float" office:value="594.823071657867" calcext:value-type="float">
            <text:p>594.823071657867</text:p>
          </table:table-cell>
          <table:table-cell table:formula="of:=[.$G5]-[.$O5]/2" office:value-type="float" office:value="200315.688464171" calcext:value-type="float">
            <text:p>200315.688464171</text:p>
          </table:table-cell>
          <table:table-cell table:formula="of:=[.$G5]+[.$O5]/2" office:value-type="float" office:value="200910.511535829" calcext:value-type="float">
            <text:p>200910.511535829</text:p>
          </table:table-cell>
          <table:table-cell/>
          <table:table-cell table:formula="of:=ABS(([.G5]-[.A5]*1000)/([.A5]*1000))*100" office:value-type="float" office:value="0.306550000000003" calcext:value-type="float">
            <text:p>0.306550000000003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est7" table:base-cell-address="$'Good case'.$A$1" table:cell-range-address="$'Good case'.$A$13:.$F$32"/>
          <table:named-expression table:name="_xlnm.Print_Area" table:base-cell-address="$'Good case'.$A$1" table:expression="#REF!"/>
          <table:named-expression table:name="_xlnm.Sheet_Title" table:base-cell-address="$'Good case'.$A$1" table:expression="&quot;Good case&quot;"/>
        </table:named-expressions>
      </table:table>
      <table:table table:name="Normal case" table:style-name="ta2">
        <table:table-column table:style-name="co25" table:default-cell-style-name="ce1"/>
        <table:table-column table:style-name="co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6" table:number-columns-repeated="2" table:default-cell-style-name="ce1"/>
        <table:table-column table:style-name="co30" table:number-columns-repeated="3" table:default-cell-style-name="ce1"/>
        <table:table-column table:style-name="co26" table:number-columns-repeated="4" table:default-cell-style-name="ce1"/>
        <table:table-column table:style-name="co24" table:default-cell-style-name="ce1"/>
        <table:table-column table:style-name="co31" table:default-cell-style-name="ce1"/>
        <table:table-column table:style-name="co24" table:number-columns-repeated="1005" table:default-cell-style-name="ce1"/>
        <table:table-row table:style-name="ro3">
          <table:table-cell office:value-type="string" calcext:value-type="string">
            <text:p>delay(ms)</text:p>
          </table:table-cell>
          <table:table-cell office:value-type="string" calcext:value-type="string">
            <text:p>Data</text:p>
          </table:table-cell>
          <table:table-cell table:number-columns-repeated="4"/>
          <table:table-cell office:value-type="string" calcext:value-type="string">
            <text:p>Ave</text:p>
          </table:table-cell>
          <table:table-cell table:number-columns-repeated="8"/>
          <table:table-cell office:value-type="string" calcext:value-type="string">
            <text:p>Inf</text:p>
          </table:table-cell>
          <table:table-cell office:value-type="string" calcext:value-type="string">
            <text:p>Sup</text:p>
          </table:table-cell>
          <table:table-cell/>
          <table:table-cell office:value-type="string" calcext:value-type="string">
            <text:p>RE(%)</text:p>
          </table:table-cell>
          <table:table-cell table:number-columns-repeated="100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214.5" calcext:value-type="float">
            <text:p>10214.5</text:p>
          </table:table-cell>
          <table:table-cell office:value-type="float" office:value="10372.5" calcext:value-type="float">
            <text:p>10372.5</text:p>
          </table:table-cell>
          <table:table-cell office:value-type="float" office:value="10124.5" calcext:value-type="float">
            <text:p>10124.5</text:p>
          </table:table-cell>
          <table:table-cell office:value-type="float" office:value="10720.5" calcext:value-type="float">
            <text:p>10720.5</text:p>
          </table:table-cell>
          <table:table-cell office:value-type="float" office:value="11178.5" calcext:value-type="float">
            <text:p>11178.5</text:p>
          </table:table-cell>
          <table:table-cell table:formula="of:=AVERAGE([.B2:.F2])" office:value-type="float" office:value="10522.1" calcext:value-type="float">
            <text:p>10522.1</text:p>
          </table:table-cell>
          <table:table-cell table:formula="of:=([.B2]-[.$G2])*([.B2]-[.$G2])" office:value-type="float" office:value="94617.7600000002" calcext:value-type="float">
            <text:p>94617.7600000002</text:p>
          </table:table-cell>
          <table:table-cell table:formula="of:=([.C2]-[.$G2])*([.C2]-[.$G2])" office:value-type="float" office:value="22380.1600000001" calcext:value-type="float">
            <text:p>22380.1600000001</text:p>
          </table:table-cell>
          <table:table-cell table:formula="of:=([.D2]-[.$G2])*([.D2]-[.$G2])" office:value-type="float" office:value="158085.76" calcext:value-type="float">
            <text:p>158085.76</text:p>
          </table:table-cell>
          <table:table-cell table:formula="of:=([.E2]-[.$G2])*([.E2]-[.$G2])" office:value-type="float" office:value="39362.5599999998" calcext:value-type="float">
            <text:p>39362.5599999998</text:p>
          </table:table-cell>
          <table:table-cell table:formula="of:=([.F2]-[.$G2])*([.F2]-[.$G2])" office:value-type="float" office:value="430860.96" calcext:value-type="float">
            <text:p>430860.96</text:p>
          </table:table-cell>
          <table:table-cell table:formula="of:=SUM([.H2:.L2])/20" office:value-type="float" office:value="37265.36" calcext:value-type="float">
            <text:p>37265.36</text:p>
          </table:table-cell>
          <table:table-cell table:formula="of:=SQRT([.M2])" office:value-type="float" office:value="193.042378766943" calcext:value-type="float">
            <text:p>193.042378766943</text:p>
          </table:table-cell>
          <table:table-cell table:formula="of:=[.N2]*2.57" office:value-type="float" office:value="496.118913431044" calcext:value-type="float">
            <text:p>496.118913431044</text:p>
          </table:table-cell>
          <table:table-cell table:formula="of:=[.$G2]-[.$O2]/2" office:value-type="float" office:value="10274.0405432845" calcext:value-type="float">
            <text:p>10274.0405432845</text:p>
          </table:table-cell>
          <table:table-cell table:formula="of:=[.$G2]+[.$O2]/2" office:value-type="float" office:value="10770.1594567155" calcext:value-type="float">
            <text:p>10770.1594567155</text:p>
          </table:table-cell>
          <table:table-cell/>
          <table:table-cell table:formula="of:=ABS(([.G2]-[.A2]*1000)/([.A2]*1000))*100" office:value-type="float" office:value="5.221" calcext:value-type="float">
            <text:p>5.221</text:p>
          </table:table-cell>
          <table:table-cell table:number-columns-repeated="1005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0517.5" calcext:value-type="float">
            <text:p>50517.5</text:p>
          </table:table-cell>
          <table:table-cell office:value-type="float" office:value="52897.5" calcext:value-type="float">
            <text:p>52897.5</text:p>
          </table:table-cell>
          <table:table-cell table:number-columns-repeated="2" office:value-type="float" office:value="55657.5" calcext:value-type="float">
            <text:p>55657.5</text:p>
          </table:table-cell>
          <table:table-cell office:value-type="float" office:value="51233.5" calcext:value-type="float">
            <text:p>51233.5</text:p>
          </table:table-cell>
          <table:table-cell table:formula="of:=AVERAGE([.B3:.F3])" office:value-type="float" office:value="53192.7" calcext:value-type="float">
            <text:p>53192.7</text:p>
          </table:table-cell>
          <table:table-cell table:formula="of:=([.B3]-[.$G3])*([.B3]-[.$G3])" office:value-type="float" office:value="7156695.03999998" calcext:value-type="float">
            <text:p>7156695.03999998</text:p>
          </table:table-cell>
          <table:table-cell table:formula="of:=([.C3]-[.$G3])*([.C3]-[.$G3])" office:value-type="float" office:value="87143.0399999983" calcext:value-type="float">
            <text:p>87143.0399999983</text:p>
          </table:table-cell>
          <table:table-cell table:formula="of:=([.D3]-[.$G3])*([.D3]-[.$G3])" office:value-type="float" office:value="6075239.04000001" calcext:value-type="float">
            <text:p>6075239.04000001</text:p>
          </table:table-cell>
          <table:table-cell table:formula="of:=([.E3]-[.$G3])*([.E3]-[.$G3])" office:value-type="float" office:value="6075239.04000001" calcext:value-type="float">
            <text:p>6075239.04000001</text:p>
          </table:table-cell>
          <table:table-cell table:formula="of:=([.F3]-[.$G3])*([.F3]-[.$G3])" office:value-type="float" office:value="3838464.63999999" calcext:value-type="float">
            <text:p>3838464.63999999</text:p>
          </table:table-cell>
          <table:table-cell table:formula="of:=SUM([.H3:.L3])/20" office:value-type="float" office:value="1161639.04" calcext:value-type="float">
            <text:p>1161639.04</text:p>
          </table:table-cell>
          <table:table-cell table:formula="of:=SQRT([.M3])" office:value-type="float" office:value="1077.79359805113" calcext:value-type="float">
            <text:p>1077.79359805113</text:p>
          </table:table-cell>
          <table:table-cell table:formula="of:=[.N3]*2.57" office:value-type="float" office:value="2769.9295469914" calcext:value-type="float">
            <text:p>2769.9295469914</text:p>
          </table:table-cell>
          <table:table-cell table:formula="of:=[.$G3]-[.$O3]/2" office:value-type="float" office:value="51807.7352265043" calcext:value-type="float">
            <text:p>51807.7352265043</text:p>
          </table:table-cell>
          <table:table-cell table:formula="of:=[.$G3]+[.$O3]/2" office:value-type="float" office:value="54577.6647734957" calcext:value-type="float">
            <text:p>54577.6647734957</text:p>
          </table:table-cell>
          <table:table-cell/>
          <table:table-cell table:formula="of:=ABS(([.G3]-[.A3]*1000)/([.A3]*1000))*100" office:value-type="float" office:value="6.38539999999999" calcext:value-type="float">
            <text:p>6.38539999999999</text:p>
          </table:table-cell>
          <table:table-cell table:number-columns-repeated="100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04102.5" calcext:value-type="float">
            <text:p>104102.5</text:p>
          </table:table-cell>
          <table:table-cell office:value-type="float" office:value="100449" calcext:value-type="float">
            <text:p>100449</text:p>
          </table:table-cell>
          <table:table-cell office:value-type="float" office:value="114771" calcext:value-type="float">
            <text:p>114771</text:p>
          </table:table-cell>
          <table:table-cell office:value-type="float" office:value="109202" calcext:value-type="float">
            <text:p>109202</text:p>
          </table:table-cell>
          <table:table-cell office:value-type="float" office:value="100247.5" calcext:value-type="float">
            <text:p>100247.5</text:p>
          </table:table-cell>
          <table:table-cell table:formula="of:=AVERAGE([.B4:.F4])" office:value-type="float" office:value="105754.4" calcext:value-type="float">
            <text:p>105754.4</text:p>
          </table:table-cell>
          <table:table-cell table:formula="of:=([.B4]-[.$G4])*([.B4]-[.$G4])" office:value-type="float" office:value="2728773.60999998" calcext:value-type="float">
            <text:p>2728773.60999998</text:p>
          </table:table-cell>
          <table:table-cell table:formula="of:=([.C4]-[.$G4])*([.C4]-[.$G4])" office:value-type="float" office:value="28147269.1599999" calcext:value-type="float">
            <text:p>28147269.1599999</text:p>
          </table:table-cell>
          <table:table-cell table:formula="of:=([.D4]-[.$G4])*([.D4]-[.$G4])" office:value-type="float" office:value="81299075.5600001" calcext:value-type="float">
            <text:p>81299075.5600001</text:p>
          </table:table-cell>
          <table:table-cell table:formula="of:=([.E4]-[.$G4])*([.E4]-[.$G4])" office:value-type="float" office:value="11885945.76" calcext:value-type="float">
            <text:p>11885945.76</text:p>
          </table:table-cell>
          <table:table-cell table:formula="of:=([.F4]-[.$G4])*([.F4]-[.$G4])" office:value-type="float" office:value="30325947.6099999" calcext:value-type="float">
            <text:p>30325947.6099999</text:p>
          </table:table-cell>
          <table:table-cell table:formula="of:=SUM([.H4:.L4])/20" office:value-type="float" office:value="7719350.585" calcext:value-type="float">
            <text:p>7719350.585</text:p>
          </table:table-cell>
          <table:table-cell table:formula="of:=SQRT([.M4])" office:value-type="float" office:value="2778.37193064571" calcext:value-type="float">
            <text:p>2778.37193064571</text:p>
          </table:table-cell>
          <table:table-cell table:formula="of:=[.N4]*2.57" office:value-type="float" office:value="7140.41586175949" calcext:value-type="float">
            <text:p>7140.41586175949</text:p>
          </table:table-cell>
          <table:table-cell table:formula="of:=[.$G4]-[.$O4]/2" office:value-type="float" office:value="102184.19206912" calcext:value-type="float">
            <text:p>102184.19206912</text:p>
          </table:table-cell>
          <table:table-cell table:formula="of:=[.$G4]+[.$O4]/2" office:value-type="float" office:value="109324.60793088" calcext:value-type="float">
            <text:p>109324.60793088</text:p>
          </table:table-cell>
          <table:table-cell/>
          <table:table-cell table:formula="of:=ABS(([.G4]-[.A4]*1000)/([.A4]*1000))*100" office:value-type="float" office:value="5.75439999999999" calcext:value-type="float">
            <text:p>5.75439999999999</text:p>
          </table:table-cell>
          <table:table-cell table:number-columns-repeated="1005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00691" calcext:value-type="float">
            <text:p>200691</text:p>
          </table:table-cell>
          <table:table-cell office:value-type="float" office:value="200539.5" calcext:value-type="float">
            <text:p>200539.5</text:p>
          </table:table-cell>
          <table:table-cell office:value-type="float" office:value="200364.5" calcext:value-type="float">
            <text:p>200364.5</text:p>
          </table:table-cell>
          <table:table-cell office:value-type="float" office:value="201670" calcext:value-type="float">
            <text:p>201670</text:p>
          </table:table-cell>
          <table:table-cell office:value-type="float" office:value="200315" calcext:value-type="float">
            <text:p>200315</text:p>
          </table:table-cell>
          <table:table-cell table:formula="of:=AVERAGE([.B5:.F5])" office:value-type="float" office:value="200716" calcext:value-type="float">
            <text:p>200716</text:p>
          </table:table-cell>
          <table:table-cell table:formula="of:=([.B5]-[.$G5])*([.B5]-[.$G5])" office:value-type="float" office:value="625" calcext:value-type="float">
            <text:p>625</text:p>
          </table:table-cell>
          <table:table-cell table:formula="of:=([.C5]-[.$G5])*([.C5]-[.$G5])" office:value-type="float" office:value="31152.25" calcext:value-type="float">
            <text:p>31152.25</text:p>
          </table:table-cell>
          <table:table-cell table:formula="of:=([.D5]-[.$G5])*([.D5]-[.$G5])" office:value-type="float" office:value="123552.25" calcext:value-type="float">
            <text:p>123552.25</text:p>
          </table:table-cell>
          <table:table-cell table:formula="of:=([.E5]-[.$G5])*([.E5]-[.$G5])" office:value-type="float" office:value="910116" calcext:value-type="float">
            <text:p>910116</text:p>
          </table:table-cell>
          <table:table-cell table:formula="of:=([.F5]-[.$G5])*([.F5]-[.$G5])" office:value-type="float" office:value="160801" calcext:value-type="float">
            <text:p>160801</text:p>
          </table:table-cell>
          <table:table-cell table:formula="of:=SUM([.H5:.L5])/20" office:value-type="float" office:value="61312.325" calcext:value-type="float">
            <text:p>61312.325</text:p>
          </table:table-cell>
          <table:table-cell table:formula="of:=SQRT([.M5])" office:value-type="float" office:value="247.613256914891" calcext:value-type="float">
            <text:p>247.613256914891</text:p>
          </table:table-cell>
          <table:table-cell table:formula="of:=[.N5]*2.57" office:value-type="float" office:value="636.366070271271" calcext:value-type="float">
            <text:p>636.366070271271</text:p>
          </table:table-cell>
          <table:table-cell table:formula="of:=[.$G5]-[.$O5]/2" office:value-type="float" office:value="200397.816964864" calcext:value-type="float">
            <text:p>200397.816964864</text:p>
          </table:table-cell>
          <table:table-cell table:formula="of:=[.$G5]+[.$O5]/2" office:value-type="float" office:value="201034.183035136" calcext:value-type="float">
            <text:p>201034.183035136</text:p>
          </table:table-cell>
          <table:table-cell/>
          <table:table-cell table:formula="of:=ABS(([.G5]-[.A5]*1000)/([.A5]*1000))*100" office:value-type="float" office:value="0.358" calcext:value-type="float">
            <text:p>0.358</text:p>
          </table:table-cell>
          <table:table-cell table:number-columns-repeated="100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Print_Area" table:base-cell-address="$'Good case'.$A$1" table:expression="#REF!"/>
          <table:named-expression table:name="_xlnm.Sheet_Title" table:base-cell-address="$'Good case'.$A$1" table:expression="&quot;Normal case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rmal_20_case" style:display-name="PageStyle_Normal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_20_case" style:display-name="PageStyle_Good c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5T14:51:58</dc:date>
    <dc:language>it-IT</dc:language>
    <meta:creation-date>2020-05-30T10:11:38</meta:creation-date>
    <meta:editing-cycles>2</meta:editing-cycles>
    <meta:initial-creator>Microsoft Office User</meta:initial-creator>
    <meta:generator>LibreOffice/6.4.7.2$Linux_X86_64 LibreOffice_project/40$Build-2</meta:generator>
    <meta:editing-duration>PT55M</meta:editing-duration>
    <meta:document-statistic meta:table-count="2" meta:cell-count="156" meta:object-count="0"/>
    <meta:user-defined meta:name="AppVersion">1.122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